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780373" style:font-name="Cantarell" officeooo:rsid="00043a95" officeooo:paragraph-rsid="00043a95"/>
    </style:style>
    <style:style style:name="P2" style:family="paragraph" style:parent-style-name="Standard">
      <style:text-properties fo:color="#000000" style:font-name="Cantarell" officeooo:rsid="00043a95" officeooo:paragraph-rsid="00043a95"/>
    </style:style>
    <style:style style:name="P3" style:family="paragraph" style:parent-style-name="Standard" style:list-style-name="L1">
      <style:text-properties fo:color="#780373" style:font-name="Cantarell" officeooo:rsid="00043a95" officeooo:paragraph-rsid="00043a95"/>
    </style:style>
    <style:style style:name="P4" style:family="paragraph" style:parent-style-name="Standard" style:list-style-name="L2">
      <style:text-properties fo:color="#000000" style:font-name="Cantarell" officeooo:rsid="00043a95" officeooo:paragraph-rsid="0005e293"/>
    </style:style>
    <style:style style:name="P5" style:family="paragraph" style:parent-style-name="Standard" style:list-style-name="L2">
      <style:text-properties fo:color="#000000" style:font-name="Cantarell" officeooo:rsid="00043a95" officeooo:paragraph-rsid="00043a95"/>
    </style:style>
    <style:style style:name="P6" style:family="paragraph" style:parent-style-name="Standard" style:list-style-name="L1">
      <style:text-properties fo:color="#000000" style:font-name="Cantarell" officeooo:rsid="00043a95" officeooo:paragraph-rsid="0009321e"/>
    </style:style>
    <style:style style:name="P7" style:family="paragraph" style:parent-style-name="Standard" style:list-style-name="L1">
      <style:text-properties fo:color="#000000" style:font-name="Cantarell" officeooo:rsid="00043a95" officeooo:paragraph-rsid="00043a95"/>
    </style:style>
    <style:style style:name="P8" style:family="paragraph" style:parent-style-name="Standard" style:list-style-name="L3">
      <style:text-properties fo:color="#000000" style:font-name="Cantarell" officeooo:rsid="000b1244" officeooo:paragraph-rsid="000b1244"/>
    </style:style>
    <style:style style:name="P9" style:family="paragraph" style:parent-style-name="Standard" style:list-style-name="L1">
      <style:text-properties fo:color="#000000" style:font-name="Cantarell" officeooo:rsid="000c8758" officeooo:paragraph-rsid="000c8758"/>
    </style:style>
    <style:style style:name="P10" style:family="paragraph" style:parent-style-name="Standard" style:list-style-name="L4">
      <style:text-properties fo:color="#000000" style:font-name="Cantarell" officeooo:rsid="000c8758" officeooo:paragraph-rsid="000c8758"/>
    </style:style>
    <style:style style:name="T1" style:family="text">
      <style:text-properties officeooo:rsid="000c8758"/>
    </style:style>
    <style:style style:name="T2" style:family="text">
      <style:text-properties officeooo:rsid="000d03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N REGRESSION:</text:p>
      <text:p text:style-name="P1"/>
      <text:list xml:id="list3582571176" text:style-name="L1">
        <text:list-item>
          <text:p text:style-name="P3">Provide dataset.</text:p>
        </text:list-item>
      </text:list>
      <text:list xml:id="list563876886" text:style-name="L2">
        <text:list-item>
          <text:p text:style-name="P4">Web scraping.</text:p>
        </text:list-item>
        <text:list-item>
          <text:p text:style-name="P4">Reading the dataset from files or database.</text:p>
        </text:list-item>
        <text:list-item>
          <text:p text:style-name="P5">Data simulation (If dataset is not available).</text:p>
          <text:p text:style-name="P5"/>
        </text:list-item>
      </text:list>
      <text:list xml:id="list71856895952396" text:continue-list="list3582571176" text:style-name="L1">
        <text:list-item>
          <text:p text:style-name="P3">Exploratory Data Analysis (EDA) <text:s/>~ Exploring the dataset.</text:p>
          <text:list>
            <text:list-item>
              <text:p text:style-name="P6">Non-graphical analysis.</text:p>
              <text:p text:style-name="P6">Data types, measure of central tendency, measures of spread, outliers check. </text:p>
              <text:p text:style-name="P6"/>
            </text:list-item>
            <text:list-item>
              <text:p text:style-name="P7">Graphical analysis.</text:p>
              <text:list>
                <text:list-item>
                  <text:p text:style-name="P7">Univariate. e.g boxplots, histograms, violin plots, count plots.</text:p>
                </text:list-item>
                <text:list-item>
                  <text:p text:style-name="P7">Bivariate. e.g scatter plots, bar plots, line graphs.</text:p>
                </text:list-item>
                <text:list-item>
                  <text:p text:style-name="P7">Multivariate. e.g heatmaps, pairplots, </text:p>
                </text:list-item>
              </text:list>
            </text:list-item>
          </text:list>
        </text:list-item>
      </text:list>
      <text:p text:style-name="P2"/>
      <text:list xml:id="list71857287464127" text:continue-numbering="true" text:style-name="L1">
        <text:list-item>
          <text:p text:style-name="P3">Preprocessing and feature engineering (data preparation).</text:p>
        </text:list-item>
      </text:list>
      <text:list xml:id="list2157508147" text:style-name="L3">
        <text:list-item>
          <text:p text:style-name="P8">Dealing with null values.</text:p>
        </text:list-item>
        <text:list-item>
          <text:p text:style-name="P8">Dealing with outliers.</text:p>
        </text:list-item>
        <text:list-item>
          <text:p text:style-name="P8">Handling noisy data (binning).</text:p>
        </text:list-item>
        <text:list-item>
          <text:p text:style-name="P8">Feature generation.</text:p>
        </text:list-item>
        <text:list-item>
          <text:p text:style-name="P8">Standardisation/Normalization.</text:p>
        </text:list-item>
        <text:list-item>
          <text:p text:style-name="P8">Encoding categorical columns.</text:p>
        </text:list-item>
        <text:list-item>
          <text:p text:style-name="P8">Feature selection.</text:p>
        </text:list-item>
        <text:list-item>
          <text:p text:style-name="P8">Train/test sets split.</text:p>
          <text:p text:style-name="P8"/>
        </text:list-item>
      </text:list>
      <text:list xml:id="list71857875119203" text:continue-list="list71857287464127" text:style-name="L1">
        <text:list-item>
          <text:p text:style-name="P3">Model definition.</text:p>
          <text:list>
            <text:list-item>
              <text:p text:style-name="P9">Regression models:</text:p>
            </text:list-item>
          </text:list>
        </text:list-item>
      </text:list>
      <text:list xml:id="list2320856326" text:style-name="L4">
        <text:list-item>
          <text:p text:style-name="P10">LinearRegression, DecisionTreeRegressor, <text:span text:style-name="T2">RandomForestRegressor, XGBRegressor, CatboostRegressor, LGBMRegressor, AdaBoostRegressor, GradBoostRegressor, SupportVectorRegression, StochasticGradientDescentRegressor, Lasso, Ridge et.c.</text:span></text:p>
        </text:list-item>
        <text:list-item>
          <text:p text:style-name="P10"/>
        </text:list-item>
      </text:list>
      <text:list xml:id="list71857208172799" text:continue-list="list71857875119203" text:style-name="L1">
        <text:list-item>
          <text:p text:style-name="P3">Model fitting/ Cross validation.</text:p>
          <text:list>
            <text:list-item>
              <text:p text:style-name="P9">Model fitting or,</text:p>
            </text:list-item>
            <text:list-item>
              <text:p text:style-name="P9">Cross validation.</text:p>
              <text:p text:style-name="P9"/>
            </text:list-item>
          </text:list>
        </text:list-item>
        <text:list-item>
          <text:p text:style-name="P3">Model Evaluation <text:span text:style-name="T1">and selection.</text:span></text:p>
          <text:list>
            <text:list-item>
              <text:p text:style-name="P9">Model evaluation (if it wasn’t cross-validated).</text:p>
            </text:list-item>
            <text:list-item>
              <text:p text:style-name="P9">Model selection.</text:p>
              <text:p text:style-name="P9"/>
            </text:list-item>
          </text:list>
        </text:list-item>
        <text:list-item>
          <text:p text:style-name="P3">Making Predictions.</text:p>
          <text:list>
            <text:list-item>
              <text:p text:style-name="P9">Making predictions using the selected model.</text:p>
            </text:list-item>
            <text:list-item>
              <text:p text:style-name="P9">Appending predictions to test set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24T07:18:10.683409566</dc:date>
    <meta:editing-duration>PT32M26S</meta:editing-duration>
    <meta:editing-cycles>8</meta:editing-cycles>
    <meta:document-statistic meta:table-count="0" meta:image-count="0" meta:object-count="0" meta:page-count="1" meta:paragraph-count="39" meta:word-count="181" meta:character-count="1296" meta:non-whitespace-character-count="1183"/>
  </office:meta>
</office:document-meta>
</file>